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solid" draw:fill-color="#99ccff" fo:min-height="7.823cm"/>
    </style:style>
    <style:style style:name="gr3" style:family="graphic" style:parent-style-name="standard">
      <style:graphic-properties draw:stroke="solid" draw:fill="solid" fo:min-height="12.089cm"/>
    </style:style>
    <style:style style:name="gr4" style:family="graphic" style:parent-style-name="standard">
      <style:graphic-properties draw:stroke="solid" draw:fill="solid" fo:min-height="17.777cm"/>
    </style:style>
    <style:style style:name="gr5" style:family="graphic" style:parent-style-name="standard">
      <style:graphic-properties draw:stroke="solid" draw:fill="solid" fo:min-height="9.956cm"/>
    </style:style>
    <style:style style:name="gr6" style:family="graphic" style:parent-style-name="standard">
      <style:graphic-properties draw:stroke="solid" draw:fill="solid" fo:min-height="14.75cm"/>
    </style:style>
    <style:style style:name="gr7" style:family="graphic" style:parent-style-name="standard">
      <style:graphic-properties draw:stroke="solid" draw:fill="solid" fo:min-height="16.355cm"/>
    </style:style>
    <style:style style:name="pr1" style:family="presentation" style:parent-style-name="Human-title">
      <style:graphic-properties draw:fill-color="#ffffff" draw:auto-grow-height="true" fo:min-height="3.507cm"/>
    </style:style>
    <style:style style:name="pr2" style:family="presentation" style:parent-style-name="Human-outline1">
      <style:graphic-properties draw:fill-color="#ffffff" draw:auto-grow-height="true" fo:min-height="13.86cm"/>
    </style:style>
    <style:style style:name="pr3" style:family="presentation" style:parent-style-name="Human-notes">
      <style:graphic-properties draw:fill-color="#ffffff" draw:auto-grow-height="true" fo:min-height="13.365cm"/>
    </style:style>
    <style:style style:name="pr4" style:family="presentation" style:parent-style-name="Human-title">
      <style:graphic-properties fo:min-height="3.256cm"/>
    </style:style>
    <style:style style:name="pr5" style:family="presentation" style:parent-style-name="Human-outline1">
      <style:graphic-properties fo:min-height="13.609cm"/>
    </style:style>
    <style:style style:name="pr6" style:family="presentation" style:parent-style-name="Human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b84747" fo:font-size="24pt" style:font-size-asian="24pt" style:font-size-complex="24pt"/>
    </style:style>
    <style:style style:name="T3" style:family="text">
      <style:text-properties fo:color="#0000ff" fo:font-size="24pt" style:font-size-asian="24pt" style:font-size-complex="24pt"/>
    </style:style>
    <style:style style:name="T4" style:family="text">
      <style:text-properties fo:color="#000000"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placeholder="true">
          <draw:text-box/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1">
              <text:list-header>
                <text:p text:style-name="P2"/>
                <text:p text:style-name="P2"/>
                <text:p text:style-name="P2"><text:s text:c="7"/>Debugging Linux Kernel by Ftrace</text:p>
                <text:p text:style-name="P2"/>
                <text:list>
                  <text:list-item>
                    <text:list>
                      <text:list-header>
                        <text:p><text:s text:c="13"/>AceLan Kao</text:p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Ftrace Introduct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Lightweight, flexible function and tracepoint tracer, profiler</text:p>
              </text:list-item>
              <text:list-item>
                <text:p>Useful for data gathering, debugging, and performance tuning</text:p>
              </text:list-item>
              <text:list-item>
                <text:p>In 9.10 and later releases</text:p>
              </text:list-item>
              <text:list-item>
                <text:p>No need for kernel recompile or separate flavour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The Debugf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1">
              <text:list-item>
                <text:p>Officially mounted at</text:p>
                <text:list>
                  <text:list-item>
                    <text:p>/sys/kernel/deb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The Tracing Directory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cm" svg:height="10.635cm" svg:x="1cm" svg:y="6.5cm">
          <draw:text-box>
            <text:p><text:span text:style-name="T1">acelan@acelan-nb /sys/kernel/debug % ls tracing</text:span></text:p>
            <text:p><text:span text:style-name="T2">available_events</text:span><text:span text:style-name="T1"><text:tab/></text:span><text:span text:style-name="T1"><text:tab/></text:span><text:span text:style-name="T1"><text:tab/></text:span><text:span text:style-name="T3">per_cpu</text:span><text:span text:style-name="T1">/</text:span><text:span text:style-name="T1"><text:tab/></text:span><text:span text:style-name="T1"><text:tab/></text:span><text:span text:style-name="T1"><text:tab/></text:span><text:span text:style-name="T1"><text:tab/></text:span><text:span text:style-name="T1">trace_clock</text:span></text:p>
            <text:p><text:span text:style-name="T2">available_filter_functions</text:span><text:span text:style-name="T1"><text:tab/></text:span><text:span text:style-name="T1">printk_formats</text:span><text:span text:style-name="T1"><text:tab/></text:span><text:span text:style-name="T1"><text:tab/></text:span><text:span text:style-name="T2">trace_marker</text:span></text:p>
            <text:p><text:span text:style-name="T2">available_tracers</text:span><text:span text:style-name="T1"><text:tab/></text:span><text:span text:style-name="T1"><text:tab/></text:span><text:span text:style-name="T1"><text:tab/></text:span><text:span text:style-name="T1">README</text:span><text:span text:style-name="T1"><text:tab/></text:span><text:span text:style-name="T1"><text:tab/></text:span><text:span text:style-name="T1"><text:tab/></text:span><text:span text:style-name="T1"><text:tab/></text:span><text:span text:style-name="T2">trace_options</text:span></text:p>
            <text:p><text:span text:style-name="T1">buffer_size_kb</text:span><text:span text:style-name="T1"><text:tab/></text:span><text:span text:style-name="T1"><text:tab/></text:span><text:span text:style-name="T1"><text:tab/></text:span><text:span text:style-name="T1"><text:tab/></text:span><text:span text:style-name="T1">saved_cmdlines</text:span><text:span text:style-name="T1"><text:tab/></text:span><text:span text:style-name="T1"><text:tab/></text:span><text:span text:style-name="T1">trace_pipe</text:span></text:p>
            <text:p><text:span text:style-name="T2">current_tracer</text:span><text:span text:style-name="T1"><text:tab/></text:span><text:span text:style-name="T1"><text:tab/></text:span><text:span text:style-name="T1"><text:tab/></text:span><text:span text:style-name="T1"><text:tab/></text:span><text:span text:style-name="T1">set_event</text:span><text:span text:style-name="T1"><text:tab/></text:span><text:span text:style-name="T1"><text:tab/></text:span><text:span text:style-name="T1"><text:tab/></text:span><text:span text:style-name="T1"><text:tab/></text:span><text:span text:style-name="T3">trace_stat</text:span><text:span text:style-name="T1">/</text:span></text:p>
            <text:p><text:span text:style-name="T1">dyn_ftrace_total_info</text:span><text:span text:style-name="T1"><text:tab/></text:span><text:span text:style-name="T1"><text:tab/></text:span><text:span text:style-name="T2">set_ftrace_filter</text:span><text:span text:style-name="T2"><text:tab/></text:span><text:span text:style-name="T1"><text:tab/></text:span><text:span text:style-name="T1">tracing_cpumask</text:span></text:p>
            <text:p><text:span text:style-name="T3">Events</text:span><text:span text:style-name="T1">/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set_ftrace_notrace</text:span><text:span text:style-name="T1"><text:tab/></text:span><text:span text:style-name="T4">tracing_enabled</text:span></text:p>
            <text:p><text:span text:style-name="T1">Failure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set_ftrace_pid</text:span><text:span text:style-name="T2"><text:tab/></text:span><text:span text:style-name="T1"><text:tab/></text:span><text:span text:style-name="T2">tracing_on</text:span></text:p>
            <text:p><text:span text:style-name="T2">function_profile_enabled</text:span><text:span text:style-name="T1"><text:tab/></text:span><text:span text:style-name="T2">set_graph_function</text:span></text:p>
            <text:p><text:span text:style-name="T3">Options</text:span><text:span text:style-name="T1">/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trac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vailable Tracer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1">
              <text:list-item>
                <text:p>available_tracers (Lucid)</text:p>
                <text:list>
                  <text:list-item>
                    <text:p>blk</text:p>
                  </text:list-item>
                  <text:list-item>
                    <text:p>function_graph</text:p>
                  </text:list-item>
                  <text:list-item>
                    <text:p>mmiotrace</text:p>
                  </text:list-item>
                  <text:list-item>
                    <text:p>function</text:p>
                  </text:list-item>
                  <text:list-item>
                    <text:p>sched_switch</text:p>
                  </text:list-item>
                  <text:list-item>
                    <text:p>no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The Function Tracer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draw:frame draw:style-name="gr3" draw:layer="layout" svg:width="27.362cm" svg:height="12.339cm" svg:x="0.238cm" svg:y="5cm">
          <draw:text-box>
            <text:p>acelan@acelan-nb /sys/kernel/debug/tracing % sudo su -c "echo function &gt; current_tracer"</text:p>
            <text:p>acelan@acelan-nb /sys/kernel/debug/tracing % cat trace | head -n 15</text:p>
            <text:p># tracer: function</text:p>
            <text:p>#</text:p>
            <text:p># <text:s text:c="10"/>TASK-PID <text:s text:c="3"/>CPU# <text:s text:c="3"/>TIMESTAMP <text:s/>FUNCTION</text:p>
            <text:p># <text:s text:c="13"/>| | <text:s text:c="6"/>| <text:s text:c="9"/>| <text:s text:c="8"/>|</text:p>
            <text:p><text:s text:c="13"/>zsh-6345 <text:s/>[001] 18446730808.793822: page_add_file_rmap &lt;-__do_fault</text:p>
            <text:p><text:s text:c="13"/>zsh-6345 <text:s/>[001] 18446730808.793822: native_set_pte_at &lt;-__do_fault</text:p>
            <text:p><text:s text:c="13"/>zsh-6345 <text:s/>[001] 18446730808.793822: unlock_page &lt;-__do_fault</text:p>
            <text:p><text:s text:c="13"/>zsh-6345 <text:s/>[001] 18446730808.793823: page_waitqueue &lt;-unlock_page</text:p>
            <text:p><text:s text:c="13"/>zsh-6345 <text:s/>[001] 18446730808.793823: __wake_up_bit &lt;-unlock_page</text:p>
            <text:p><text:s text:c="13"/>zsh-6345 <text:s/>[001] 18446730808.793823: up_read &lt;-do_page_fault</text:p>
            <text:p><text:s text:c="13"/>zsh-6345 <text:s/>[001] 18446730808.793824: _spin_lock_irqsave &lt;-__up_read</text:p>
            <text:p><text:s text:c="13"/>zsh-6345 <text:s/>[001] 18446730808.793824: _spin_unlock_irqrestore &lt;-__up_read</text:p>
            <text:p><text:s text:c="13"/>zsh-6345 <text:s/>[001] 18446730808.793826: down_read_trylock &lt;-do_page_fault</text:p>
            <text:p><text:s text:c="13"/>zsh-6345 <text:s/>[001] 18446730808.793826: _spin_lock_irqsave &lt;-__down_read_trylock</text:p>
            <text:p><text:s text:c="13"/>zsh-6345 <text:s/>[001] 18446730808.793826: _spin_unlock_irqrestore &lt;-__down_read_trylock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Ftrace Filter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draw:frame draw:style-name="gr3" draw:text-style-name="P5" draw:layer="layout" svg:width="27.034cm" svg:height="15.204cm" svg:x="0.466cm" svg:y="3.861cm">
          <draw:text-box>
            <text:p><text:span text:style-name="T5">acelan@acelan-nb /sys/kernel/debug/tracing % cat available_filter_functions | head -n 5</text:span></text:p>
            <text:p><text:span text:style-name="T5">hypercall_page</text:span></text:p>
            <text:p><text:span text:style-name="T5">do_one_initcall</text:span></text:p>
            <text:p><text:span text:style-name="T5">run_init_process</text:span></text:p>
            <text:p><text:span text:style-name="T5">init_post</text:span></text:p>
            <text:p><text:span text:style-name="T5">name_to_dev_t</text:span></text:p>
            <text:p><text:span text:style-name="T5">acelan@acelan-nb /sys/kernel/debug/tracing % cat available_filter_functions | wc -l</text:span></text:p>
            <text:p><text:span text:style-name="T5">28296</text:span></text:p>
            <text:p><text:span text:style-name="T5">acelan@acelan-nb /sys/kernel/debug/tracing % sudo su -c "echo ext4* &gt; set_ftrace_filter"</text:span></text:p>
            <text:p><text:span text:style-name="T5">acelan@acelan-nb /sys/kernel/debug/tracing % cat set_ftrace_filter | wc -l</text:span></text:p>
            <text:p><text:span text:style-name="T5">346</text:span></text:p>
            <text:p><text:span text:style-name="T5">acelan@acelan-nb /sys/kernel/debug/tracing % cat set_ftrace_filter | head -n 5</text:span></text:p>
            <text:p><text:span text:style-name="T5">ext4_get_group_no_and_offset</text:span></text:p>
            <text:p><text:span text:style-name="T5">ext4_bg_has_super</text:span></text:p>
            <text:p><text:span text:style-name="T5">ext4_bg_num_gdb</text:span></text:p>
            <text:p><text:span text:style-name="T5">ext4_new_meta_blocks</text:span></text:p>
            <text:p><text:span text:style-name="T5">ext4_has_free_block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Ftrace Filter (cont.)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4" draw:layer="layout" svg:width="27.855cm" svg:height="18.027cm" svg:x="0.045cm" svg:y="2.973cm">
          <draw:text-box>
            <text:p>acelan@acelan-nb /sys/kernel/debug/tracing % sudo su -c "echo function &gt; current_tracer"</text:p>
            <text:p>acelan@acelan-nb /sys/kernel/debug/tracing % cat trace | head -n 15</text:p>
            <text:p># tracer: function</text:p>
            <text:p>#</text:p>
            <text:p># <text:s text:c="10"/>TASK-PID <text:s text:c="3"/>CPU# <text:s text:c="3"/>TIMESTAMP <text:s/>FUNCTION</text:p>
            <text:p># <text:s text:c="13"/>| | <text:s text:c="6"/>| <text:s text:c="9"/>| <text:s text:c="8"/>|</text:p>
            <text:p><text:s/>nepomukservices-3920 <text:s/>[000] 18446732636.142310: ext4_check_dir_entry &lt;-htree_dirblock_to_tree</text:p>
            <text:p><text:s/>nepomukservices-3920 <text:s/>[000] 18446732636.142311: ext4_rec_len_from_disk &lt;-ext4_check_dir_entry</text:p>
            <text:p><text:s/>nepomukservices-3920 <text:s/>[000] 18446732636.142312: ext4fs_dirhash &lt;-htree_dirblock_to_tree</text:p>
            <text:p><text:s/>nepomukservices-3920 <text:s/>[000] 18446732636.142312: ext4_htree_store_dirent &lt;-htree_dirblock_to_tree</text:p>
            <text:p><text:s/>nepomukservices-3920 <text:s/>[000] 18446732636.142313: ext4_check_dir_entry &lt;-htree_dirblock_to_tree</text:p>
            <text:p><text:s/>nepomukservices-3920 <text:s/>[000] 18446732636.142314: ext4_rec_len_from_disk &lt;-ext4_check_dir_entry</text:p>
            <text:p><text:s/>nepomukservices-3920 <text:s/>[000] 18446732636.142314: ext4fs_dirhash &lt;-htree_dirblock_to_tree</text:p>
            <text:p><text:s/>nepomukservices-3920 <text:s/>[000] 18446732636.142315: ext4_htree_store_dirent &lt;-htree_dirblock_to_tree</text:p>
            <text:p><text:s/>nepomukservices-3920 <text:s/>[000] 18446732636.142316: ext4_check_dir_entry &lt;-htree_dirblock_to_tree</text:p>
            <text:p><text:s/>nepomukservices-3920 <text:s/>[000] 18446732636.142316: ext4_rec_len_from_disk &lt;-ext4_check_dir_entry</text:p>
            <text:p><text:s/>nepomukservices-3920 <text:s/>[000] 18446732636.142317: ext4fs_dirhash &lt;-htree_dirblock_to_tree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cceptable Glob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1">
              <text:list-item>
                <text:p>value*</text:p>
                <text:list>
                  <text:list-item>
                    <text:p>Select all functions that begin with ”value”</text:p>
                  </text:list-item>
                </text:list>
              </text:list-item>
              <text:list-item>
                <text:p>*value*</text:p>
                <text:list>
                  <text:list-item>
                    <text:p>Select all functions that contain the text ”value”</text:p>
                  </text:list-item>
                </text:list>
              </text:list-item>
              <text:list-item>
                <text:p>*value</text:p>
                <text:list>
                  <text:list-item>
                    <text:p>Select all functions that end with ”valu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Filter Modules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draw:frame draw:style-name="gr5" draw:text-style-name="P5" draw:layer="layout" svg:width="27.329cm" svg:height="12.056cm" svg:x="0.271cm" svg:y="5.5cm">
          <draw:text-box>
            <text:p><text:span text:style-name="T5">acelan@acelan-nb /sys/kernel/debug/tracing % sudo su -c "echo :mod:nvidia &gt; set_ftrace_filter"</text:span></text:p>
            <text:p><text:span text:style-name="T5">acelan@acelan-nb /sys/kernel/debug/tracing % cat set_ftrace_filter | head -n 10</text:span></text:p>
            <text:p><text:span text:style-name="T5">__nv_setup_pat_entries</text:span></text:p>
            <text:p><text:span text:style-name="T5">__nv_restore_pat_entries</text:span></text:p>
            <text:p><text:span text:style-name="T5">nv_verify_page_mappings</text:span></text:p>
            <text:p><text:span text:style-name="T5">nv_set_dma_address_size</text:span></text:p>
            <text:p><text:span text:style-name="T5">nv_guest_pfn_list</text:span></text:p>
            <text:p><text:span text:style-name="T5">nv_dma_to_mmap_token</text:span></text:p>
            <text:p><text:span text:style-name="T5">nv_unlock_rm</text:span></text:p>
            <text:p><text:span text:style-name="T5">nv_no_incoherent_mappings</text:span></text:p>
            <text:p><text:span text:style-name="T5">nv_get_adapter_state</text:span></text:p>
            <text:p><text:span text:style-name="T5">nv_get_smu_state</text:span></text:p>
            <text:p><text:span text:style-name="T5">acelan@acelan-nb /sys/kernel/debug/tracing % cat set_ftrace_filter | wc -l</text:span></text:p>
            <text:p><text:span text:style-name="T5">168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Filter Modules (cont.)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draw:frame draw:style-name="gr3" draw:layer="layout" svg:width="26.949cm" svg:height="12.339cm" svg:x="0.5cm" svg:y="5.261cm">
          <draw:text-box>
            <text:p>acelan@acelan-nb /sys/kernel/debug/tracing % sudo su -c "echo function &gt; current_tracer"</text:p>
            <text:p>acelan@acelan-nb /sys/kernel/debug/tracing % cat trace | head -n 15</text:p>
            <text:p># tracer: function</text:p>
            <text:p>#</text:p>
            <text:p># <text:s text:c="10"/>TASK-PID <text:s text:c="3"/>CPU# <text:s text:c="3"/>TIMESTAMP <text:s/>FUNCTION</text:p>
            <text:p># <text:s text:c="13"/>| | <text:s text:c="6"/>| <text:s text:c="9"/>| <text:s text:c="8"/>|</text:p>
            <text:p><text:s text:c="12"/>Xorg-1300 <text:s/>[001] 18446733467.812990: os_memcpy_to_user &lt;-_nv006635rm</text:p>
            <text:p><text:s text:c="12"/>Xorg-1300 <text:s/>[001] 18446733467.812991: os_free_mem &lt;-_nv006612rm</text:p>
            <text:p><text:s text:c="12"/>Xorg-1300 <text:s/>[001] 18446733467.812991: os_release_sema &lt;-_nv006510rm</text:p>
            <text:p><text:s text:c="12"/>Xorg-1300 <text:s/>[001] 18446733467.812992: nv_verify_pci_config &lt;-rm_set_interrupts</text:p>
            <text:p><text:s text:c="12"/>Xorg-1300 <text:s/>[001] 18446733467.812997: os_acquire_spinlock &lt;-_nv006653rm</text:p>
            <text:p><text:s text:c="12"/>Xorg-1300 <text:s/>[001] 18446733467.812997: os_release_spinlock &lt;-_nv006509rm</text:p>
            <text:p><text:s text:c="12"/>Xorg-1300 <text:s/>[001] 18446733467.812999: nv_kern_unlocked_ioctl &lt;-vfs_ioctl</text:p>
            <text:p><text:s text:c="12"/>Xorg-1300 <text:s/>[001] 18446733467.812999: nv_kern_ioctl &lt;-nv_kern_unlocked_ioctl</text:p>
            <text:p><text:s text:c="12"/>Xorg-1300 <text:s/>[001] 18446733467.812999: nv_printf &lt;-nv_kern_ioctl</text:p>
            <text:p><text:s text:c="12"/>Xorg-1300 <text:s/>[001] 18446733467.813000: nv_check_pci_config_space &lt;-nv_kern_ioctl</text:p>
            <text:p><text:s text:c="12"/>Xorg-1300 <text:s/>[001] 18446733467.813000: os_get_current_time &lt;-_nv006601rm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No Trac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1">
              <text:list-item>
                <text:p>set_ftrace_notr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Function Graph Tracer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draw:frame draw:style-name="gr6" draw:text-style-name="P5" draw:layer="layout" svg:width="27.887cm" svg:height="15cm" svg:x="0cm" svg:y="4.5cm">
          <draw:text-box>
            <text:p><text:span text:style-name="T5">acelan@acelan-nb /sys/kernel/debug/tracing % sudo su -c "echo function_graph &gt; current_tracer"</text:span></text:p>
            <text:p><text:span text:style-name="T5">acelan@acelan-nb /sys/kernel/debug/tracing % cat trace | head -n 15</text:span></text:p>
            <text:p><text:span text:style-name="T5"># tracer: function_graph</text:span></text:p>
            <text:p><text:span text:style-name="T5">#</text:span></text:p>
            <text:p><text:span text:style-name="T5"># CPU <text:s/>DURATION <text:s text:c="17"/>FUNCTION CALLS</text:span></text:p>
            <text:p><text:span text:style-name="T5"># | <text:s text:c="4"/>| <text:s text:c="2"/>| <text:s text:c="20"/>| <text:s text:c="2"/>| <text:s text:c="2"/>| <text:s text:c="2"/>|</text:span></text:p>
            <text:p><text:span text:style-name="T5"><text:s/></text:span><text:span text:style-name="T5">1) <text:s text:c="2"/>1.295 us <text:s text:c="3"/>| <text:s text:c="7"/>}</text:span></text:p>
            <text:p><text:span text:style-name="T5"><text:s/></text:span><text:span text:style-name="T5">1) <text:s text:c="2"/>3.100 us <text:s text:c="3"/>| <text:s text:c="5"/>}</text:span></text:p>
            <text:p><text:span text:style-name="T5"><text:s/></text:span><text:span text:style-name="T5">1) <text:s text:c="20"/>| <text:s text:c="5"/>pick_next_task_fair() {</text:span></text:p>
            <text:p><text:span text:style-name="T5"><text:s/></text:span><text:span text:style-name="T5">1) <text:s text:c="20"/>| <text:s text:c="7"/>set_next_entity() {</text:span></text:p>
            <text:p><text:span text:style-name="T5"><text:s/></text:span><text:span text:style-name="T5">1) <text:s text:c="2"/>0.432 us <text:s text:c="3"/>| <text:s text:c="9"/>update_stats_wait_end();</text:span></text:p>
            <text:p><text:span text:style-name="T5"><text:s/></text:span><text:span text:style-name="T5">1) <text:s text:c="2"/>0.443 us <text:s text:c="3"/>| <text:s text:c="9"/>__dequeue_entity();</text:span></text:p>
            <text:p><text:span text:style-name="T5"><text:s/></text:span><text:span text:style-name="T5">1) <text:s text:c="2"/>2.135 us <text:s text:c="3"/>| <text:s text:c="7"/>}</text:span></text:p>
            <text:p><text:span text:style-name="T5"><text:s/></text:span><text:span text:style-name="T5">1) <text:s text:c="2"/>0.425 us <text:s text:c="3"/>| <text:s text:c="7"/>hrtick_start_fair();</text:span></text:p>
            <text:p><text:span text:style-name="T5"><text:s/></text:span><text:span text:style-name="T5">1) <text:s text:c="2"/>3.885 us <text:s text:c="3"/>| <text:s text:c="5"/>}</text:span></text:p>
            <text:p><text:span text:style-name="T5"><text:s/></text:span><text:span text:style-name="T5">1) + 10.265 us | <text:s text:c="3"/>}</text:span></text:p>
            <text:p><text:span text:style-name="T5"><text:s/></text:span><text:span text:style-name="T5">1) + 14.835 us | <text:s/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Function Graph Tracer (cont.)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draw:frame draw:style-name="gr7" draw:layer="layout" svg:width="27.887cm" svg:height="16.605cm" svg:x="0.013cm" svg:y="3.4cm">
          <draw:text-box>
            <text:p>acelan@acelan-nb /sys/kernel/debug/tracing % sudo su -c "echo function_graph &gt; current_tracer"</text:p>
            <text:p>acelan@acelan-nb /sys/kernel/debug/tracing % sudo su -c "echo sys_read &gt; set_graph_function"</text:p>
            <text:p>acelan@acelan-nb /sys/kernel/debug/tracing % cat trace | head -n 20</text:p>
            <text:p># tracer: function_graph</text:p>
            <text:p>#</text:p>
            <text:p># CPU <text:s/>DURATION <text:s text:c="17"/>FUNCTION CALLS</text:p>
            <text:p># | <text:s text:c="4"/>| <text:s text:c="2"/>| <text:s text:c="20"/>| <text:s text:c="2"/>| <text:s text:c="2"/>| <text:s text:c="2"/>|</text:p>
            <text:p><text:s/>1) <text:s text:c="2"/>0.767 us <text:s text:c="5"/>| <text:s text:c="7"/>}</text:p>
            <text:p><text:s/>1) <text:s text:c="2"/>0.798 us <text:s text:c="5"/>| <text:s text:c="7"/>_spin_lock_irq();</text:p>
            <text:p><text:s/>1) + 14.276 us <text:s text:c="2"/>| <text:s text:c="5"/>}</text:p>
            <text:p><text:s/>1) <text:s text:c="2"/>0.929 us <text:s text:c="5"/>| <text:s text:c="5"/>inotify_inode_queue_event();</text:p>
            <text:p><text:s/>1) <text:s text:c="2"/>0.773 us <text:s text:c="5"/>| <text:s text:c="5"/>__fsnotify_parent();</text:p>
            <text:p><text:s/>1) <text:s text:c="2"/>0.791 us <text:s text:c="5"/>| <text:s text:c="5"/>inotify_dentry_parent_queue_event();</text:p>
            <text:p><text:s/>1) <text:s text:c="2"/>0.827 us <text:s text:c="5"/>| <text:s text:c="5"/>fsnotify();</text:p>
            <text:p><text:s/>1) + 28.812 us <text:s text:c="2"/>| <text:s text:c="3"/>}</text:p>
            <text:p><text:s/>1) + 34.927 us <text:s text:c="2"/>| <text:s/>}</text:p>
            <text:p><text:s/>1) <text:s text:c="22"/>| <text:s/>sys_read() {</text:p>
            <text:p><text:s/>1) <text:s text:c="2"/>0.713 us <text:s text:c="5"/>| <text:s text:c="3"/>fget_light();</text:p>
            <text:p><text:s/>1) <text:s text:c="22"/>| <text:s text:c="3"/>vfs_read() {</text:p>
            <text:p><text:s/>1) <text:s text:c="22"/>| <text:s text:c="5"/>rw_verify_area() {</text:p>
            <text:p><text:s/>1) <text:s text:c="22"/>| <text:s text:c="7"/>security_file_permission() {</text:p>
            <text:p><text:s/>1) <text:s text:c="2"/>0.762 us <text:s text:c="5"/>| <text:s text:c="9"/>apparmor_file_permission();</text:p>
            <text:p><text:s/>1) <text:s text:c="2"/>2.284 us <text:s text:c="5"/>| <text:s text:c="7"/>}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0-05-26T15:03:00</meta:creation-date>
    <dc:language>fi-FI</dc:language>
    <meta:editing-cycles>27</meta:editing-cycles>
    <meta:editing-duration>PT210H03M56S</meta:editing-duration>
    <dc:date>2010-07-08T09:14:31</dc:date>
    <meta:document-statistic meta:object-count="8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Human.otp"/>
  </office:meta>
</office:document-meta>
</file>